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sup>
                    <mi>x</mi>
                    <mi>h</mi>
                  </msup>
                  <mo stretchy="false">−</mo>
                  <mn>1</mn>
                </mrow>
                <mi>h</mi>
              </mfrac>
            </mrow>
            <mo stretchy="false">=</mo>
            <mi>y</mi>
          </mrow>
        </mtd>
      </mtr>
      <mtr>
        <mtd>
          <mrow/>
        </mtd>
      </mtr>
      <mtr>
        <mtd>
          <mrow>
            <mo stretchy="false">⇒</mo>
            <mrow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row>
                  <msup>
                    <mi>x</mi>
                    <mi>h</mi>
                  </msup>
                  <mo stretchy="false">−</mo>
                  <mn>1</mn>
                </mrow>
              </mrow>
              <mo stretchy="false">=</mo>
              <mrow>
                <mrow>
                  <munder>
                    <mi>lim</mi>
                    <mrow>
                      <mi>h</mi>
                      <mo stretchy="false">→</mo>
                      <mn>0</mn>
                    </mrow>
                  </munder>
                  <mi>y</mi>
                </mrow>
                <mo stretchy="false">∗</mo>
                <mi>h</mi>
              </mrow>
            </mrow>
          </mrow>
        </mtd>
      </mtr>
      <mtr>
        <mtd>
          <mrow/>
        </mtd>
      </mtr>
      <mtr>
        <mtd>
          <mrow>
            <mo stretchy="false">⇒</mo>
            <mrow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sup>
                  <mi>x</mi>
                  <mi>h</mi>
                </msup>
              </mrow>
              <mo stretchy="false">=</mo>
              <mrow>
                <mrow>
                  <mrow>
                    <munder>
                      <mi>lim</mi>
                      <mrow>
                        <mi>h</mi>
                        <mo stretchy="false">→</mo>
                        <mn>0</mn>
                      </mrow>
                    </munder>
                    <mi>y</mi>
                  </mrow>
                  <mo stretchy="false">∗</mo>
                  <mi>h</mi>
                </mrow>
                <mo stretchy="false">+</mo>
                <mn>1</mn>
              </mrow>
            </mrow>
          </mrow>
        </mtd>
      </mtr>
      <mtr>
        <mtd>
          <mrow/>
        </mtd>
      </mtr>
      <mtr>
        <mtd>
          <mrow>
            <mo stretchy="false">⇒</mo>
            <mrow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row>
                  <mi>ln</mi>
                  <mrow>
                    <mo fence="true" stretchy="false">(</mo>
                    <mrow>
                      <msup>
                        <mi>x</mi>
                        <mi>h</mi>
                      </msup>
                    </mrow>
                    <mo fence="true" stretchy="false">)</mo>
                  </mrow>
                </mrow>
              </mrow>
              <mo stretchy="false">=</mo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i>ln</mi>
              </mrow>
            </mrow>
            <mrow>
              <mo fence="true" stretchy="false">(</mo>
              <mrow>
                <mrow>
                  <mrow>
                    <mi>y</mi>
                    <mo stretchy="false">∗</mo>
                    <mi>h</mi>
                  </mrow>
                  <mo stretchy="false">+</mo>
                  <mn>1</mn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o stretchy="false">⇒</mo>
            <mrow>
              <mrow>
                <mrow>
                  <munder>
                    <mi>lim</mi>
                    <mrow>
                      <mi>h</mi>
                      <mo stretchy="false">→</mo>
                      <mn>0</mn>
                    </mrow>
                  </munder>
                  <mi>h</mi>
                </mrow>
                <mo stretchy="false">∗</mo>
                <mrow>
                  <mi>l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stretchy="false">=</mo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i>ln</mi>
              </mrow>
            </mrow>
            <mrow>
              <mo fence="true" stretchy="false">(</mo>
              <mrow>
                <mrow>
                  <mrow>
                    <mi>y</mi>
                    <mo stretchy="false">∗</mo>
                    <mi>h</mi>
                  </mrow>
                  <mo stretchy="false">+</mo>
                  <mn>1</mn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o stretchy="false">⇒</mo>
            <mrow>
              <mrow>
                <mi>ln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o stretchy="false">=</mo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frac>
                  <mrow>
                    <mi>ln</mi>
                    <mrow>
                      <mo fence="true" stretchy="false">(</mo>
                      <mrow>
                        <mrow>
                          <mrow>
                            <mi>y</mi>
                            <mo stretchy="false">∗</mo>
                            <mi>h</mi>
                          </mrow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  <mi>h</mi>
                </mfrac>
              </mrow>
            </mrow>
          </mrow>
        </mtd>
      </mtr>
      <mtr>
        <mtd>
          <mrow/>
        </mtd>
      </mtr>
      <mtr>
        <mtd>
          <mrow>
            <mi mathvariant="italic">Por</mi>
            <mi mathvariant="italic">la</mi>
            <mi mathvariant="italic">Regla</mi>
            <mi mathvariant="italic">de</mi>
            <mi>L</mi>
            <mi>'</mi>
            <mi mathvariant="italic">Hôpital</mi>
            <mn>...</mn>
          </mrow>
        </mtd>
      </mtr>
      <mtr>
        <mtd>
          <mrow>
            <mi mathvariant="italic">Se</mi>
            <mi mathvariant="italic">mantiene</mi>
            <mi>'</mi>
            <mi>y</mi>
            <mi>'</mi>
            <mi mathvariant="italic">constante</mi>
            <mi>y</mi>
            <mi mathvariant="italic">se</mi>
            <mi mathvariant="italic">deriva</mi>
            <mi mathvariant="italic">con</mi>
            <mi mathvariant="italic">respecto</mi>
            <mi>a</mi>
            <mi>'</mi>
            <mi>h</mi>
            <mi>'</mi>
          </mrow>
        </mtd>
      </mtr>
      <mtr>
        <mtd>
          <mrow/>
        </mtd>
      </mtr>
      <mtr>
        <mtd>
          <mrow>
            <mo stretchy="false">⇒</mo>
            <mrow>
              <mrow>
                <mi>ln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o stretchy="false">=</mo>
              <mrow>
                <mrow>
                  <munder>
                    <mi>lim</mi>
                    <mrow>
                      <mi>h</mi>
                      <mo stretchy="false">→</mo>
                      <mn>0</mn>
                    </mrow>
                  </munder>
                  <mfrac>
                    <mn>1</mn>
                    <mrow>
                      <mrow>
                        <mi>y</mi>
                        <mo stretchy="false">∗</mo>
                        <mi>h</mi>
                      </mrow>
                      <mo stretchy="false">+</mo>
                      <mn>1</mn>
                    </mrow>
                  </mfrac>
                </mrow>
                <mo stretchy="false">∗</mo>
                <mi>y</mi>
              </mrow>
            </mrow>
          </mrow>
        </mtd>
      </mtr>
      <mtr>
        <mtd>
          <mrow/>
        </mtd>
      </mtr>
      <mtr>
        <mtd>
          <mrow>
            <mo stretchy="false">⇒</mo>
            <mrow>
              <mrow>
                <mi>ln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o stretchy="false">=</mo>
              <mrow>
                <mfrac>
                  <mn>1</mn>
                  <mrow>
                    <mrow>
                      <mi>y</mi>
                      <mo stretchy="false">∗</mo>
                      <mn>0</mn>
                    </mrow>
                    <mo stretchy="false">+</mo>
                    <mn>1</mn>
                  </mrow>
                </mfrac>
                <mo stretchy="false">∗</mo>
                <mi>y</mi>
              </mrow>
            </mrow>
          </mrow>
        </mtd>
      </mtr>
      <mtr>
        <mtd>
          <mrow/>
        </mtd>
      </mtr>
      <mtr>
        <mtd>
          <mrow>
            <mo stretchy="false">⇒</mo>
            <mrow>
              <mrow>
                <mi>ln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o stretchy="false">=</mo>
              <mi>y</mi>
            </mrow>
          </mrow>
        </mtd>
      </mtr>
      <mtr>
        <mtd>
          <mrow/>
        </mtd>
      </mtr>
      <mtr>
        <mtd>
          <mrow>
            <mo stretchy="false">⇒</mo>
            <mrow>
              <mrow>
                <mi>ln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o stretchy="false">=</mo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frac>
                  <mrow>
                    <msup>
                      <mi>x</mi>
                      <mi>h</mi>
                    </msup>
                    <mo stretchy="false">−</mo>
                    <mn>1</mn>
                  </mrow>
                  <mi>h</mi>
                </mfrac>
              </mrow>
            </mrow>
          </mrow>
        </mtd>
      </mtr>
    </mtable>
    <annotation encoding="StarMath 5.0">lim from { h rightarrow 0 }{{ x^h-1 } over h}=y
newline
newline
drarrow lim from { h rightarrow 0 }{ x^h-1 }=lim from { h rightarrow 0 }y*h
newline
newline
drarrow lim from { h rightarrow 0 }{ x^h }=lim from { h rightarrow 0 }y*h+1
newline
newline
drarrow lim from { h rightarrow 0 }{ ln(x^h) }=lim from { h rightarrow 0 }ln(y*h+1)
newline
newline
drarrow lim from { h rightarrow 0 }h*{ ln(x) }=lim from { h rightarrow 0 }ln(y*h+1)
newline
newline
drarrow { ln(x) }=lim from { h rightarrow 0 }{{ln(y*h+1)} over h}
newline
newline
Por la Regla de L'Hôpital...
newline
Se mantiene 'y' constante y se deriva con respecto a 'h'
newline
newline
drarrow { ln(x) }=lim from { h rightarrow 0 }{1 over { y*h+1 }}*y
newline
newline
drarrow { ln(x) }={1 over { y*0+1 }}*y
newline
newline
drarrow { ln(x) }=y
newline
newline
drarrow { ln(x) }=lim from { h rightarrow 0 }{{ x^h-1 } over h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1T07:48:49.707517480</meta:creation-date>
    <dc:date>2016-04-01T08:00:53.397426081</dc:date>
    <meta:editing-duration>PT12M3S</meta:editing-duration>
    <meta:editing-cycles>1</meta:editing-cycles>
    <meta:generator>LibreOffice/5.0.5.2$Linux_X86_64 LibreOffice_project/00$Build-2</meta:generator>
  </office:meta>
</office:document-meta>
</file>